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89in" fo:margin-right="0in" fo:text-indent="-0.4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bitmap" draw:fill-image-name="a4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bitmap" draw:fill-image-name="a411" style:repeat="stretch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bitmap" draw:fill-image-name="a3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bitmap" draw:fill-image-name="a4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5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1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0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9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5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88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0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9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42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40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1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4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09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51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85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30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519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50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3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7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0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7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7">
      <text:list-level-style-bullet text:level="1" text:bullet-char="">
        <style:list-level-properties text:space-before="0in" text:min-label-width="0.45in"/>
        <style:text-properties fo:color="#f9d964" fo:font-family="Wingdings" style:font-charset="x-symbol" fo:font-size="65%"/>
      </text:list-level-style-bullet>
      <text:list-level-style-bullet text:level="2" text:bullet-char="">
        <style:list-level-properties text:space-before="0.15in" text:min-label-width="0.45in"/>
        <style:text-properties fo:color="#f9d964" fo:font-family="Wingdings" style:font-charset="x-symbol" fo:font-size="65%"/>
      </text:list-level-style-bullet>
      <text:list-level-style-bullet text:level="3" text:bullet-char="">
        <style:list-level-properties text:space-before="0.44in" text:min-label-width="0.45in"/>
        <style:text-properties fo:color="#f9d964" fo:font-family="Wingdings" style:font-charset="x-symbol" fo:font-size="65%"/>
      </text:list-level-style-bullet>
      <text:list-level-style-bullet text:level="4" text:bullet-char="">
        <style:list-level-properties text:space-before="0.68in" text:min-label-width="0.45in"/>
        <style:text-properties fo:color="#f9d964" fo:font-family="Wingdings" style:font-charset="x-symbol" fo:font-size="65%"/>
      </text:list-level-style-bullet>
      <text:list-level-style-bullet text:level="5" text:bullet-char="">
        <style:list-level-properties text:space-before="0.89in" text:min-label-width="0.45in"/>
        <style:text-properties fo:color="#f9d964" fo:font-family="Wingdings" style:font-charset="x-symbol" fo:font-size="65%"/>
      </text:list-level-style-bullet>
      <text:list-level-style-bullet text:level="6" text:bullet-char="">
        <style:list-level-properties text:space-before="1.7in" text:min-label-width="0.45in"/>
        <style:text-properties fo:color="#f9d964" fo:font-family="Wingdings" style:font-charset="x-symbol" fo:font-size="65%"/>
      </text:list-level-style-bullet>
      <text:list-level-style-bullet text:level="7" text:bullet-char="">
        <style:list-level-properties text:space-before="2.2in" text:min-label-width="0.45in"/>
        <style:text-properties fo:color="#f9d964" fo:font-family="Wingdings" style:font-charset="x-symbol" fo:font-size="65%"/>
      </text:list-level-style-bullet>
      <text:list-level-style-bullet text:level="8" text:bullet-char="">
        <style:list-level-properties text:space-before="2.7in" text:min-label-width="0.45in"/>
        <style:text-properties fo:color="#f9d964" fo:font-family="Wingdings" style:font-charset="x-symbol" fo:font-size="65%"/>
      </text:list-level-style-bullet>
      <text:list-level-style-bullet text:level="9" text:bullet-char="">
        <style:list-level-properties text:space-before="3.2in" text:min-label-width="0.45in"/>
        <style:text-properties fo:color="#f9d964" fo:font-family="Wingdings" style:font-charset="x-symbol" fo:font-size="65%"/>
      </text:list-level-style-bullet>
    </text:list-style>
    <text:list-style style:name="a50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7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0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2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9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60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39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2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46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9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6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</office:automatic-styles>
  <office:body>
    <office:presentation>
      <draw:page draw:name="Slide1" draw:style-name="a370" draw:master-page-name="Master1-Layout1-title-Diapositive-de-titre" presentation:presentation-page-layout-name="Master1-PPL1" draw:id="Slide-256">
        <draw:frame draw:id="id63" presentation:style-name="a373" draw:name="Titre 1" svg:x="0.43256in" svg:y="0.52129in" svg:width="9in" svg:height="2in" presentation:class="title" presentation:placeholder="false">
          <draw:text-box>
            <text:p text:style-name="a372" text:class-names="" text:cond-style-name=""><text:span text:style-name="a371" text:class-names="">Code camp CMS- Digital Business News</text:span></text:p>
          </draw:text-box>
          <svg:title/>
          <svg:desc/>
        </draw:frame>
        <draw:frame draw:id="id64" presentation:style-name="a377" draw:name="Sous-titre 2" svg:x="1.37755in" svg:y="3.51375in" svg:width="7in" svg:height="1.26736in" presentation:class="subtitle" presentation:placeholder="false">
          <draw:text-box>
            <text:p text:style-name="a376" text:class-names="" text:cond-style-name=""><text:span text:style-name="a374" text:class-names="">Lyess Daoud</text:span><text:span text:style-name="a375" text:class-names="">, Raphaël Pierre-Ellien, Antoine Janvrot, Eddy Miot, <text:line-break/>Théo Salvetti</text:span></text:p>
          </draw:text-box>
          <svg:title/>
          <svg:desc/>
        </draw:frame>
      </draw:page>
      <draw:page draw:name="Slide2" draw:style-name="a379" draw:master-page-name="Master1-Layout2-obj-Titre-et-contenu" presentation:presentation-page-layout-name="Master1-PPL2" draw:id="Slide-257">
        <draw:frame draw:id="id65" presentation:style-name="a382" draw:name="Titre 1" svg:x="0.5in" svg:y="0.30035in" svg:width="9in" svg:height="1.25in" presentation:class="title" presentation:placeholder="false">
          <draw:text-box>
            <text:p text:style-name="a381" text:class-names="" text:cond-style-name=""><text:span text:style-name="a380" text:class-names="">Présentation du Projet</text:span></text:p>
          </draw:text-box>
          <svg:title/>
          <svg:desc/>
        </draw:frame>
        <draw:frame draw:id="id66" presentation:style-name="a410" draw:name="Espace réservé du contenu 2" svg:x="0.5in" svg:y="1.75in" svg:width="9in" svg:height="5.15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3" text:class-names="">Code Camps CMS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Digital Business New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Mise à jour de DigitalBusinessNews.com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Lyess Daoud</text:span></text:p>
              </text:list-item>
            </text:list>
          </draw:text-box>
          <svg:title/>
          <svg:desc/>
        </draw:frame>
      </draw:page>
      <draw:page draw:name="Slide3" draw:style-name="a412" draw:master-page-name="Master1-Layout2-obj-Titre-et-contenu" presentation:presentation-page-layout-name="Master1-PPL2" draw:id="Slide-258">
        <draw:frame draw:id="id67" presentation:style-name="a415" draw:name="Titre 1" svg:x="0.5in" svg:y="0.30035in" svg:width="9in" svg:height="1.25in" presentation:class="title" presentation:placeholder="false">
          <draw:text-box>
            <text:p text:style-name="a414" text:class-names="" text:cond-style-name=""><text:span text:style-name="a413" text:class-names="">Utilisation d’un CMS</text:span></text:p>
          </draw:text-box>
          <svg:title/>
          <svg:desc/>
        </draw:frame>
        <draw:frame draw:id="id68" presentation:style-name="a446" draw:name="Espace réservé du contenu 2" svg:x="0.5in" svg:y="1.75in" svg:width="9in" svg:height="5.15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Wordpress</text:span><text:span text:style-name="a420" text:class-names=""/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3" text:class-names="">Utilisation de<text:s text:c="1"/></text:span><text:span text:style-name="a424" text:class-names="">Wordpress</text:span><text:span text:style-name="a425" text:class-names=""/></text:p>
                  </text:list-item>
                </text:list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4" text:class-names="">Videotube</text:span><text:span text:style-name="a435" text:class-names=""/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38" text:class-names="">Utilisation de<text:s text:c="1"/></text:span><text:span text:style-name="a439" text:class-names="">Vidéotube</text:span><text:span text:style-name="a440" text:class-names=""/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</draw:text-box>
          <svg:title/>
          <svg:desc/>
        </draw:frame>
      </draw:page>
      <draw:page draw:name="Slide4" draw:style-name="a448" draw:master-page-name="Master1-Layout2-obj-Titre-et-contenu" presentation:presentation-page-layout-name="Master1-PPL2" draw:id="Slide-259">
        <draw:frame draw:id="id69" presentation:style-name="a451" draw:name="Titre 1" svg:x="0.5in" svg:y="0.30035in" svg:width="9in" svg:height="1.25in" presentation:class="title" presentation:placeholder="false">
          <draw:text-box>
            <text:p text:style-name="a450" text:class-names="" text:cond-style-name=""><text:span text:style-name="a449" text:class-names="">Partie Technique</text:span></text:p>
          </draw:text-box>
          <svg:title/>
          <svg:desc/>
        </draw:frame>
        <draw:frame draw:id="id70" presentation:style-name="a486" draw:name="Espace réservé du contenu 2" svg:x="0.5in" svg:y="1.75in" svg:width="9in" svg:height="5.15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1" text:class-names=""><text:a xlink:href="http://localhost/wordpress/wordpress/" text:style-name="" text:visited-style-name="">http://localhost/wordpress/wordpress/</text:a></text:span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77" text:class-names="">Raphaël Pierre-</text:span><text:span text:style-name="a478" text:class-names="">Ellien</text:span><text:span text:style-name="a479" text:class-names="">,</text:span><text:span text:style-name="a480" text:class-names=""><text:s text:c="1"/>Antoine<text:s text:c="1"/></text:span><text:span text:style-name="a481" text:class-names="">Janvrot</text:span><text:span text:style-name="a482" text:class-names="">,<text:s text:c="1"/></text:span><text:span text:style-name="a483" text:class-names="">Eddy Miot</text:span></text:p>
              </text:list-item>
            </text:list>
          </draw:text-box>
          <svg:title/>
          <svg:desc/>
        </draw:frame>
      </draw:page>
      <draw:page draw:name="Slide6" draw:style-name="a488" draw:master-page-name="Master1-Layout2-obj-Titre-et-contenu" presentation:presentation-page-layout-name="Master1-PPL2" draw:id="Slide-261">
        <draw:frame draw:id="id71" presentation:style-name="a491" draw:name="Titre 1" svg:x="0.5in" svg:y="0.30035in" svg:width="9in" svg:height="1.25in" presentation:class="title" presentation:placeholder="false">
          <draw:text-box>
            <text:p text:style-name="a490" text:class-names="" text:cond-style-name=""><text:span text:style-name="a489" text:class-names="">Conclusion</text:span></text:p>
          </draw:text-box>
          <svg:title/>
          <svg:desc/>
        </draw:frame>
        <draw:frame draw:id="id72" presentation:style-name="a520" draw:name="Espace réservé du contenu 2" svg:x="0.5in" svg:y="1.75in" svg:width="9in" svg:height="5.15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Pourquoi ce projet?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echnologies découvertes au cours du projet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Les compétences acquises par le groupe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Eddy Miot</text:span><text:span text:style-name="a5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46154in" svg:y="1.5in" svg:width="9in" svg:height="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  <presentation:placeholder presentation:object="subtitle" svg:x="1.5in" svg:y="3.64359in" svg:width="7in" svg:height="1.91667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3" style:display-name="Titre de section">
      <presentation:placeholder presentation:object="title" svg:x="1.75in" svg:y="0.66667in" svg:width="7.75in" svg:height="2in"/>
      <presentation:placeholder presentation:object="outline" svg:x="1.75in" svg:y="2.74255in" svg:width="7.75in" svg:height="1.65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5" style:display-name="Comparaison">
      <presentation:placeholder presentation:object="title" svg:x="0.5in" svg:y="0.29861in" svg:width="9in" svg:height="1.25in"/>
      <presentation:placeholder presentation:object="outline" svg:x="0.5in" svg:y="1.67882in" svg:width="4.4184in" svg:height="0.82118in"/>
      <presentation:placeholder presentation:object="outline" svg:x="5.07986in" svg:y="1.67882in" svg:width="4.42014in" svg:height="0.82118in"/>
      <presentation:placeholder presentation:object="object" svg:x="0.5in" svg:y="2.58333in" svg:width="4.4184in" svg:height="4.11632in"/>
      <presentation:placeholder presentation:object="object" svg:x="5.07986in" svg:y="2.58333in" svg:width="4.42014in" svg:height="4.116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7" style:display-name="Vide"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utline" svg:x="0.5in" svg:y="1.66667in" svg:width="3.28993in" svg:height="5.03299in"/>
      <presentation:placeholder presentation:object="object" svg:x="3.90972in" svg:y="0.29861in" svg:width="5.59028in" svg:height="6.40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9" style:display-name="Image avec légende">
      <presentation:placeholder presentation:object="title" svg:x="2in" svg:y="0.66667in" svg:width="6in" svg:height="0.57118in"/>
      <presentation:placeholder presentation:object="graphic" svg:x="2in" svg:y="2.00347in" svg:width="6in" svg:height="4.33333in"/>
      <presentation:placeholder presentation:object="outline" svg:x="2in" svg:y="1.27601in" svg:width="6in" svg:height="0.58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279" xlink:href="media/image1.png" xlink:show="embed" xlink:actuate="onLoad"/>
    <draw:fill-image draw:name="a156" xlink:href="media/image1.png" xlink:show="embed" xlink:actuate="onLoad"/>
    <draw:fill-image draw:name="a336" xlink:href="media/image1.png" xlink:show="embed" xlink:actuate="onLoad"/>
    <draw:fill-image draw:name="a106" xlink:href="media/image1.png" xlink:show="embed" xlink:actuate="onLoad"/>
    <draw:fill-image draw:name="a214" xlink:href="media/image1.png" xlink:show="embed" xlink:actuate="onLoad"/>
    <draw:fill-image draw:name="a378" xlink:href="media/image1.png" xlink:show="embed" xlink:actuate="onLoad"/>
    <draw:fill-image draw:name="a447" xlink:href="media/image1.png" xlink:show="embed" xlink:actuate="onLoad"/>
    <draw:fill-image draw:name="a487" xlink:href="media/image1.png" xlink:show="embed" xlink:actuate="onLoad"/>
    <draw:fill-image draw:name="a53" xlink:href="media/image1.png" xlink:show="embed" xlink:actuate="onLoad"/>
    <draw:fill-image draw:name="a242" xlink:href="media/image1.png" xlink:show="embed" xlink:actuate="onLoad"/>
    <draw:fill-image draw:name="a0" xlink:href="media/image1.png" xlink:show="embed" xlink:actuate="onLoad"/>
    <draw:fill-image draw:name="a369" xlink:href="media/image1.png" xlink:show="embed" xlink:actuate="onLoad"/>
    <draw:fill-image draw:name="a230" xlink:href="media/image1.png" xlink:show="embed" xlink:actuate="onLoad"/>
    <draw:fill-image draw:name="a86" xlink:href="media/image1.png" xlink:show="embed" xlink:actuate="onLoad"/>
    <draw:fill-image draw:name="a303" xlink:href="media/image1.png" xlink:show="embed" xlink:actuate="onLoad"/>
    <draw:fill-image draw:name="a411" xlink:href="media/image1.png" xlink:show="embed" xlink:actuate="onLoad"/>
    <draw:fill-image draw:name="a33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a10684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7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3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7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1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34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2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34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1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5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4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81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25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17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85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8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2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2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6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5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2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6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35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6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35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26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21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31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26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31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192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6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31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95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7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98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75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02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78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3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ex" style:page-layout-name="pageLayout1" draw:style-name="a1">
      <draw:frame draw:id="id0" presentation:style-name="a5" draw:name="Espace réservé du titre 2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Espace réservé du texte 12" svg:x="0.5in" svg:y="1.75in" svg:width="9in" svg:height="5.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13" svg:x="0.5in" svg:y="7.01736in" svg:width="2.33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7/04/2014</text:date></text:span></text:p>
        </draw:text-box>
        <svg:title/>
        <svg:desc/>
      </draw:frame>
      <draw:frame draw:id="id3" presentation:style-name="a29" draw:name="Espace réservé du pied de page 2" svg:x="3.41667in" svg:y="7.01736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Espace réservé du numéro de diapositive 22" svg:x="8.66667in" svg:y="7.01736in" svg:width="0.83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7" svg:x="0.46154in" svg:y="1.5in" svg:width="9in" svg:height="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Espace réservé de la date 27" svg:x="0.5in" svg:y="7.01736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07/04/2014</text:date></text:span></text:p>
        </draw:text-box>
        <svg:title/>
        <svg:desc/>
      </draw:frame>
      <draw:frame draw:id="id7" presentation:style-name="a45" draw:name="Espace réservé du pied de page 16" svg:x="3.41667in" svg:y="7.01736in" svg:width="3.16667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8" presentation:style-name="a48" draw:name="Espace réservé du numéro de diapositive 28" svg:x="8.66667in" svg:y="7.01736in" svg:width="0.8333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  <draw:frame draw:id="id9" presentation:style-name="a52" draw:name="Sous-titre 8" svg:x="1.5in" svg:y="3.64359in" svg:width="7in" svg:height="1.91667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re 1" svg:x="0.5in" svg:y="0.30035in" svg:width="9in" svg:height="1.25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Espace réservé du contenu 2" svg:x="0.5in" svg:y="1.75in" svg:width="9in" svg:height="5.1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Modifiez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Espace réservé de la date 3" svg:x="0.5in" svg:y="7.01736in" svg:width="2.3333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07/04/2014</text:date></text:span></text:p>
        </draw:text-box>
        <svg:title/>
        <svg:desc/>
      </draw:frame>
      <draw:frame draw:id="id13" presentation:style-name="a82" draw:name="Espace réservé du pied de page 4" svg:x="3.41667in" svg:y="7.01736in" svg:width="3.1666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Espace réservé du numéro de diapositive 5" svg:x="8.66667in" svg:y="7.01736in" svg:width="0.8333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re 1" svg:x="1.75in" svg:y="0.66667in" svg:width="7.75in" svg:height="2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Espace réservé du texte 2" svg:x="1.75in" svg:y="2.74255in" svg:width="7.75in" svg:height="1.6510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9" draw:name="Espace réservé de la date 3" svg:x="0.5in" svg:y="7.01736in" svg:width="2.3333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07/04/2014</text:date></text:span></text:p>
        </draw:text-box>
        <svg:title/>
        <svg:desc/>
      </draw:frame>
      <draw:frame draw:id="id18" presentation:style-name="a102" draw:name="Espace réservé du pied de page 4" svg:x="3.41667in" svg:y="7.01736in" svg:width="3.16667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Espace réservé du numéro de diapositive 5" svg:x="8.66667in" svg:y="7.01736in" svg:width="0.83333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re 1" svg:x="0.5in" svg:y="0.30035in" svg:width="9in" svg:height="1.25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Espace réservé du contenu 2" svg:x="0.5in" svg:y="1.75in" svg:width="4.41667in" svg:height="4.94965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Modifiez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Espace réservé du contenu 3" svg:x="5.08333in" svg:y="1.75in" svg:width="4.41667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Modifiez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Espace réservé de la date 4" svg:x="0.5in" svg:y="7.01736in" svg:width="2.3333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07/04/2014</text:date></text:span></text:p>
        </draw:text-box>
        <svg:title/>
        <svg:desc/>
      </draw:frame>
      <draw:frame draw:id="id24" presentation:style-name="a152" draw:name="Espace réservé du pied de page 5" svg:x="3.41667in" svg:y="7.01736in" svg:width="3.16667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Espace réservé du numéro de diapositive 6" svg:x="8.66667in" svg:y="7.01736in" svg:width="0.83333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presentation:style-name="a161" draw:name="Titre 1" svg:x="0.5in" svg:y="0.29861in" svg:width="9in" svg:height="1.25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7" presentation:style-name="a165" draw:name="Espace réservé du texte 2" svg:x="0.5in" svg:y="1.67882in" svg:width="4.4184in" svg:height="0.82118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69" draw:name="Espace réservé du texte 3" svg:x="5.07986in" svg:y="1.67882in" svg:width="4.42014in" svg:height="0.8211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9" presentation:style-name="a186" draw:name="Espace réservé du contenu 4" svg:x="0.5in" svg:y="2.58333in" svg:width="4.4184in" svg:height="4.11632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3" draw:name="Espace réservé du contenu 5" svg:x="5.07986in" svg:y="2.58333in" svg:width="4.42014in" svg:height="4.11632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Espace réservé de la date 6" svg:x="0.5in" svg:y="7.01736in" svg:width="2.33333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07/04/2014</text:date></text:span></text:p>
        </draw:text-box>
        <svg:title/>
        <svg:desc/>
      </draw:frame>
      <draw:frame draw:id="id32" presentation:style-name="a210" draw:name="Espace réservé du pied de page 7" svg:x="3.41667in" svg:y="7.01736in" svg:width="3.16667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Espace réservé du numéro de diapositive 8" svg:x="8.66667in" svg:y="7.01736in" svg:width="0.83333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frame draw:id="id34" presentation:style-name="a219" draw:name="Titre 1" svg:x="0.5in" svg:y="0.30035in" svg:width="9in" svg:height="1.25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35" presentation:style-name="a223" draw:name="Espace réservé de la date 2" svg:x="0.5in" svg:y="7.01736in" svg:width="2.3333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07/04/2014</text:date></text:span></text:p>
        </draw:text-box>
        <svg:title/>
        <svg:desc/>
      </draw:frame>
      <draw:frame draw:id="id36" presentation:style-name="a226" draw:name="Espace réservé du pied de page 3" svg:x="3.41667in" svg:y="7.01736in" svg:width="3.16667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Espace réservé du numéro de diapositive 4" svg:x="8.66667in" svg:y="7.01736in" svg:width="0.83333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1">
      <draw:frame draw:id="id38" presentation:style-name="a235" draw:name="Espace réservé de la date 1" svg:x="0.5in" svg:y="7.01736in" svg:width="2.3333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07/04/2014</text:date></text:span></text:p>
        </draw:text-box>
        <svg:title/>
        <svg:desc/>
      </draw:frame>
      <draw:frame draw:id="id39" presentation:style-name="a238" draw:name="Espace réservé du pied de page 2" svg:x="3.41667in" svg:y="7.01736in" svg:width="3.16667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Espace réservé du numéro de diapositive 3" svg:x="8.66667in" svg:y="7.01736in" svg:width="0.83333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frame draw:id="id41" presentation:style-name="a247" draw:name="Titre 1" svg:x="0.5in" svg:y="0.29861in" svg:width="3.28993in" svg:height="1.27083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2" presentation:style-name="a251" draw:name="Espace réservé du texte 2" svg:x="0.5in" svg:y="1.66667in" svg:width="3.28993in" svg:height="5.0329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Modifiez les styles du texte du masque</text:span></text:p>
            </text:list-item>
          </text:list>
        </draw:text-box>
        <svg:title/>
        <svg:desc/>
      </draw:frame>
      <draw:frame draw:id="id43" presentation:style-name="a268" draw:name="Espace réservé du contenu 3" svg:x="3.90972in" svg:y="0.29861in" svg:width="5.59028in" svg:height="6.40104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z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Cinquièm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2" draw:name="Espace réservé de la date 4" svg:x="0.5in" svg:y="7.01736in" svg:width="2.33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07/04/2014</text:date></text:span></text:p>
        </draw:text-box>
        <svg:title/>
        <svg:desc/>
      </draw:frame>
      <draw:frame draw:id="id45" presentation:style-name="a275" draw:name="Espace réservé du pied de page 5" svg:x="3.41667in" svg:y="7.01736in" svg:width="3.16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Espace réservé du numéro de diapositive 6" svg:x="8.66667in" svg:y="7.01736in" svg:width="0.83333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0">
      <draw:frame draw:id="id47" presentation:style-name="a284" draw:name="Titre 1" svg:x="2in" svg:y="0.66667in" svg:width="6in" svg:height="0.57118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48" presentation:style-name="a288" draw:name="Espace réservé pour une image  2" svg:x="2in" svg:y="2.00347in" svg:width="6in" svg:height="4.33333in" presentation:class="graphic" presentation:placeholder="false">
        <draw:text-box>
          <text:p text:style-name="a287" text:class-names="" text:cond-style-name=""><text:span text:style-name="a285" text:class-names="">Cliquez sur l'icône pour ajouter une image</text:span><text:span text:style-name="a286" text:class-names=""/></text:p>
        </draw:text-box>
        <svg:title/>
        <svg:desc/>
      </draw:frame>
      <draw:frame draw:id="id49" presentation:style-name="a292" draw:name="Espace réservé du texte 3" svg:x="2in" svg:y="1.27601in" svg:width="6in" svg:height="0.58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96" draw:name="Espace réservé de la date 4" svg:x="0.5in" svg:y="7.01736in" svg:width="2.33333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07/04/2014</text:date></text:span></text:p>
        </draw:text-box>
        <svg:title/>
        <svg:desc/>
      </draw:frame>
      <draw:frame draw:id="id51" presentation:style-name="a299" draw:name="Espace réservé du pied de page 5" svg:x="3.41667in" svg:y="7.01736in" svg:width="3.16667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Espace réservé du numéro de diapositive 6" svg:x="8.66667in" svg:y="7.01736in" svg:width="0.83333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04">
      <draw:frame draw:id="id53" presentation:style-name="a308" draw:name="Titre 1" svg:x="0.5in" svg:y="0.30035in" svg:width="9in" svg:height="1.25in" presentation:class="title" presentation:placeholder="false">
        <draw:text-box>
          <text:p text:style-name="a307" text:class-names="" text:cond-style-name=""><text:span text:style-name="a305" text:class-names="">Modifiez le style du titre</text:span><text:span text:style-name="a306" text:class-names=""/></text:p>
        </draw:text-box>
        <svg:title/>
        <svg:desc/>
      </draw:frame>
      <draw:frame draw:id="id54" presentation:style-name="a325" draw:name="Espace réservé du texte vertical 2" svg:x="0.5in" svg:y="1.75in" svg:width="9in" svg:height="5.15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z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Cinquième niveau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29" draw:name="Espace réservé de la date 3" svg:x="0.5in" svg:y="7.01736in" svg:width="2.3333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07/04/2014</text:date></text:span></text:p>
        </draw:text-box>
        <svg:title/>
        <svg:desc/>
      </draw:frame>
      <draw:frame draw:id="id56" presentation:style-name="a332" draw:name="Espace réservé du pied de page 4" svg:x="3.41667in" svg:y="7.01736in" svg:width="3.16667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57" presentation:style-name="a335" draw:name="Espace réservé du numéro de diapositive 5" svg:x="8.66667in" svg:y="7.01736in" svg:width="0.83333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37">
      <draw:frame draw:id="id58" presentation:style-name="a341" draw:name="Titre vertical 1" svg:x="7.25in" svg:y="0.30035in" svg:width="2.25in" svg:height="6.39931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59" presentation:style-name="a358" draw:name="Espace réservé du texte vertical 2" svg:x="0.5in" svg:y="0.30035in" svg:width="6.58333in" svg:height="6.3993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z les styles du texte du masque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Deuxième niveau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4" text:class-names="">Cinquième niveau</text:span><text:span text:style-name="a3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2" draw:name="Espace réservé de la date 3" svg:x="0.5in" svg:y="7.01736in" svg:width="2.3333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07/04/2014</text:date></text:span></text:p>
        </draw:text-box>
        <svg:title/>
        <svg:desc/>
      </draw:frame>
      <draw:frame draw:id="id61" presentation:style-name="a365" draw:name="Espace réservé du pied de page 4" svg:x="3.41667in" svg:y="7.01736in" svg:width="3.16667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2" presentation:style-name="a368" draw:name="Espace réservé du numéro de diapositive 5" svg:x="8.66667in" svg:y="7.01736in" svg:width="0.8333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Théo</meta:initial-creator>
    <dc:creator>Théo</dc:creator>
    <meta:creation-date>2014-04-06T11:08:43Z</meta:creation-date>
    <dc:date>2014-04-07T08:11:51Z</dc:date>
    <meta:template xlink:href="Apex" xlink:type="simple"/>
    <meta:editing-cycles>6</meta:editing-cycles>
    <meta:editing-duration>PT10117S</meta:editing-duration>
    <meta:document-statistic meta:paragraph-count="40" meta:word-count="78"/>
  </office:meta>
</office:document-meta>
</file>